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fo:font-weight="normal" officeooo:rsid="003c1b7e" officeooo:paragraph-rsid="003c1b7e"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3cd23f" officeooo:paragraph-rsid="003da1d0"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3e9562" officeooo:paragraph-rsid="0040fc73"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3e9562" officeooo:paragraph-rsid="0046ac77"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486d02" officeooo:paragraph-rsid="00486d02"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4bcdbd" officeooo:paragraph-rsid="004bcdbd"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4bcdbd" officeooo:paragraph-rsid="004def93"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4ee2b6" officeooo:paragraph-rsid="004f86ef"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4ff99e" officeooo:paragraph-rsid="004ff99e"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537c83" officeooo:paragraph-rsid="00537c83"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5732ef" officeooo:paragraph-rsid="0058d397"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5e4fe0" officeooo:paragraph-rsid="005e4fe0"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5e5a1e" officeooo:paragraph-rsid="005e5a1e"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61290d" officeooo:paragraph-rsid="0061290d"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66314e" officeooo:paragraph-rsid="0066314e"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692acd" officeooo:paragraph-rsid="00692acd"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6b03be" officeooo:paragraph-rsid="006b03be"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6c169b" officeooo:paragraph-rsid="006c169b"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6d0063" officeooo:paragraph-rsid="006d0063"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6d0063" officeooo:paragraph-rsid="007c4fb4"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71c5c9" officeooo:paragraph-rsid="0071c5c9"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761938" officeooo:paragraph-rsid="00761938"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795967" officeooo:paragraph-rsid="00795967"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7a519d" officeooo:paragraph-rsid="007a519d"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4f86ef" officeooo:paragraph-rsid="004f86ef"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7c4fb4" officeooo:paragraph-rsid="007c4fb4"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81503e" officeooo:paragraph-rsid="0081503e"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817e03" officeooo:paragraph-rsid="00817e03"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817e03" officeooo:paragraph-rsid="00865ead"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8206b4" officeooo:paragraph-rsid="008206b4"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849f8a" officeooo:paragraph-rsid="00849f8a"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865ead" officeooo:paragraph-rsid="00865ead"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881ad5" officeooo:paragraph-rsid="00881ad5" style:font-weight-asian="normal" style:font-weight-complex="normal"/>
    </style:style>
    <style:style style:name="T1" style:family="text">
      <style:text-properties officeooo:rsid="003da1d0"/>
    </style:style>
    <style:style style:name="T2" style:family="text">
      <style:text-properties officeooo:rsid="003e9562"/>
    </style:style>
    <style:style style:name="T3" style:family="text">
      <style:text-properties officeooo:rsid="003fdca0"/>
    </style:style>
    <style:style style:name="T4" style:family="text">
      <style:text-properties officeooo:rsid="0040fc73"/>
    </style:style>
    <style:style style:name="T5" style:family="text">
      <style:text-properties officeooo:rsid="00413b18"/>
    </style:style>
    <style:style style:name="T6" style:family="text">
      <style:text-properties officeooo:rsid="0043b8c6"/>
    </style:style>
    <style:style style:name="T7" style:family="text">
      <style:text-properties officeooo:rsid="0044f5ec"/>
    </style:style>
    <style:style style:name="T8" style:family="text">
      <style:text-properties officeooo:rsid="0046ac77"/>
    </style:style>
    <style:style style:name="T9" style:family="text">
      <style:text-properties officeooo:rsid="0047c412"/>
    </style:style>
    <style:style style:name="T10" style:family="text">
      <style:text-properties officeooo:rsid="0049ee68"/>
    </style:style>
    <style:style style:name="T11" style:family="text">
      <style:text-properties officeooo:rsid="004bcdbd"/>
    </style:style>
    <style:style style:name="T12" style:family="text">
      <style:text-properties officeooo:rsid="004cce7d"/>
    </style:style>
    <style:style style:name="T13" style:family="text">
      <style:text-properties officeooo:rsid="004def93"/>
    </style:style>
    <style:style style:name="T14" style:family="text">
      <style:text-properties officeooo:rsid="004edade"/>
    </style:style>
    <style:style style:name="T15" style:family="text">
      <style:text-properties officeooo:rsid="004eeb97"/>
    </style:style>
    <style:style style:name="T16" style:family="text">
      <style:text-properties officeooo:rsid="004f86ef"/>
    </style:style>
    <style:style style:name="T17" style:family="text">
      <style:text-properties officeooo:rsid="00511034"/>
    </style:style>
    <style:style style:name="T18" style:family="text">
      <style:text-properties officeooo:rsid="00518ec3"/>
    </style:style>
    <style:style style:name="T19" style:family="text">
      <style:text-properties officeooo:rsid="005412c5"/>
    </style:style>
    <style:style style:name="T20" style:family="text">
      <style:text-properties officeooo:rsid="0056050c"/>
    </style:style>
    <style:style style:name="T21" style:family="text">
      <style:text-properties officeooo:rsid="0058d397"/>
    </style:style>
    <style:style style:name="T22" style:family="text">
      <style:text-properties officeooo:rsid="005a6808"/>
    </style:style>
    <style:style style:name="T23" style:family="text">
      <style:text-properties officeooo:rsid="005c5b5d"/>
    </style:style>
    <style:style style:name="T24" style:family="text">
      <style:text-properties officeooo:rsid="005c8147"/>
    </style:style>
    <style:style style:name="T25" style:family="text">
      <style:text-properties officeooo:rsid="005e5a1e"/>
    </style:style>
    <style:style style:name="T26" style:family="text">
      <style:text-properties officeooo:rsid="005ff6af"/>
    </style:style>
    <style:style style:name="T27" style:family="text">
      <style:text-properties officeooo:rsid="0062544e"/>
    </style:style>
    <style:style style:name="T28" style:family="text">
      <style:text-properties officeooo:rsid="0064574f"/>
    </style:style>
    <style:style style:name="T29" style:family="text">
      <style:text-properties officeooo:rsid="0064b250"/>
    </style:style>
    <style:style style:name="T30" style:family="text">
      <style:text-properties officeooo:rsid="00670216"/>
    </style:style>
    <style:style style:name="T31" style:family="text">
      <style:text-properties officeooo:rsid="006894d5"/>
    </style:style>
    <style:style style:name="T32" style:family="text">
      <style:text-properties officeooo:rsid="00692acd"/>
    </style:style>
    <style:style style:name="T33" style:family="text">
      <style:text-properties officeooo:rsid="00699b76"/>
    </style:style>
    <style:style style:name="T34" style:family="text">
      <style:text-properties officeooo:rsid="006b03be"/>
    </style:style>
    <style:style style:name="T35" style:family="text">
      <style:text-properties officeooo:rsid="006b7cc3"/>
    </style:style>
    <style:style style:name="T36" style:family="text">
      <style:text-properties officeooo:rsid="006ccb14"/>
    </style:style>
    <style:style style:name="T37" style:family="text">
      <style:text-properties officeooo:rsid="0070545a"/>
    </style:style>
    <style:style style:name="T38" style:family="text">
      <style:text-properties officeooo:rsid="0073c511"/>
    </style:style>
    <style:style style:name="T39" style:family="text">
      <style:text-properties officeooo:rsid="0073ed6e"/>
    </style:style>
    <style:style style:name="T40" style:family="text">
      <style:text-properties officeooo:rsid="0074f006"/>
    </style:style>
    <style:style style:name="T41" style:family="text">
      <style:text-properties officeooo:rsid="0076d2a1"/>
    </style:style>
    <style:style style:name="T42" style:family="text">
      <style:text-properties officeooo:rsid="00785e68"/>
    </style:style>
    <style:style style:name="T43" style:family="text">
      <style:text-properties officeooo:rsid="00795967"/>
    </style:style>
    <style:style style:name="T44" style:family="text">
      <style:text-properties officeooo:rsid="007a519d"/>
    </style:style>
    <style:style style:name="T45" style:family="text">
      <style:text-properties officeooo:rsid="007c4fb4"/>
    </style:style>
    <style:style style:name="T46" style:family="text">
      <style:text-properties officeooo:rsid="008206b4"/>
    </style:style>
    <style:style style:name="T47" style:family="text">
      <style:text-properties officeooo:rsid="00830877"/>
    </style:style>
    <style:style style:name="T48" style:family="text">
      <style:text-properties officeooo:rsid="0083c02f"/>
    </style:style>
    <style:style style:name="T49" style:family="text">
      <style:text-properties officeooo:rsid="00865ead"/>
    </style:style>
    <style:style style:name="T50" style:family="text">
      <style:text-properties officeooo:rsid="00881a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p>
      <text:p text:style-name="P1">Lieu : <text:span text:style-name="T15">t</text:span>ablinum de Flavius Antazènos Terasoctonos.</text:p>
      <text:p text:style-name="P1"/>
      <text:p text:style-name="P2">La pièce dans laquelle vous entrez est entièrement de marbre blanc <text:span text:style-name="T1">et</text:span> <text:span text:style-name="T1">une colonnade y circonscrit un impluvium orné d’une statue de la nymphe Shaizanon, incarnation des eaux purificatrices de l’amont du Porphyron. Mais ce qui vous frappe est qu’une étrange lumière n’émanant de nulle part éclaire les lieux, où le jour semble régner malgré l’heure avancée. </text:span><text:span text:style-name="T14">Son origine ne peut être que surnaturelle, vous ignorez tout des arts occultes, mais une telle lueur ne peut émaner d’aucun dispositif, même habilement dissimulé. </text:span><text:span text:style-name="T1">Ce n’est qu’à cet instant que vous prenez la pleine mesure de la gigantesque puissance de Flavius Antazènos : faire appel à la magie pour son confort personnel est au-delà de l’extravagance. La figure sévère du Terasoctonos est apaisée par la douceur des lieux, </text:span><text:span text:style-name="T2">son visage sec n’est marqué que par la concentration qu’il porte au plateau circulaire de son jeu de zatrikion, auquel il a consacré un livre décrivant les meilleurs mouvements d’ouverture, celui-ci faisant référence à la cour.</text:span></text:p>
      <text:p text:style-name="P3">Respectant la salutatio, <text:span text:style-name="T3">vous élevez votre paume droite et déclamez « Flavius Antazénos, soi</text:span><text:span text:style-name="T4">s</text:span><text:span text:style-name="T3"> salué et servi ». </text:span></text:p>
      <text:p text:style-name="P3"><text:span text:style-name="T3">Respectant les usages, le paterfamilias, de station supérieure à la votre, ne rend pas le salut et reste quelques instants concentré sur son jeu avant de répondre d’une voix distraite « Je te reconnais et te reçois, as-tu des doléances ? », </text:span><text:span text:style-name="T4">pourvoyant d’abord aux demandes de son client, comme son statut de patron l’exige.</text:span></text:p>
      <text:p text:style-name="P3">« <text:span text:style-name="T4">Nulle autre que de te servir, ô Terasoctonos, » jugez-vous préférable de répondre. Il est bien des </text:span><text:span text:style-name="T5">ennui</text:span><text:span text:style-name="T4">s dans votre vie qui pourraient être instantanément résolus par une parcelle des ressources de cet homme de pouvoir, mais </text:span><text:span text:style-name="T5">vous avez sans doute plus à gagner en accomplissant la tâche pour laquelle il vous a fait venir à lui qu’en le lassant de vos mesquines affaires.</text:span></text:p>
      <text:p text:style-name="P4">« <text:span text:style-name="T6">Bien, la loyauté est chose rare, et je sais la tienne acquise, » </text:span><text:span text:style-name="T7">dit-il de sa voix posée, </text:span><text:span text:style-name="T8">un doigt poussant un dernier pion. « </text:span><text:span text:style-name="T7">J’ai de nombreux serviteurs, </text:span><text:span text:style-name="T9">plus </text:span><text:span text:style-name="T7">talentueux et renommés, grands et appréciés ; j’ai aussi une tâche à accomplir, une tâche qui doit rester des plus secrètes et être accomplie entièrement à mon profit. Et ces deux objets ne peuvent se rencontrer, ni mes vaillants maîtres d’armes ni mes subtils courtisans ni mes sagaces lettrés ne peuvent se voir confier l’ouvrage que je conçois de te dédier cette nuit. », </text:span><text:span text:style-name="T8">ajoute-t-il </text:span><text:span text:style-name="T7">avant d’enfin lever les yeux vers vous, posant sur votre âme son regard incisif, et </text:span><text:span text:style-name="T9">de terminer </text:span><text:span text:style-name="T7">sur un ton bien plus sec « </text:span><text:span text:style-name="T8">Je te demande juste de deviner pourquoi le choix s’est porté sur toi ».</text:span></text:p>
      <text:p text:style-name="P5">Que répondre ? Quel piège cache cette question à laquelle il serait si simple de répondre en protestant de votre fidélité ? Les enjeux vous écrasent, une bonne réponse vous accordera la confiance du véritable maître de l’Empire, ouvrant la voie vers un pouvoir et des richesses que vous pensiez hors d’atteinte. Mais montrer votre bêtise en répondant de travers décevra votre patron et vous condamnera à une vie de subalterne. Vous luttez pour réprimer le bref vent de panique causé par la hauteur des enjeux. Puis, soudain, vous <text:span text:style-name="T10">discernez ce qu’un potentat peut bien voir en vous.</text:span></text:p>
      <text:p text:style-name="P5">« <text:span text:style-name="T11">Parce que les autres ne vous appartiennent pas entièrement. »</text:span></text:p>
      <text:p text:style-name="P7">« Oui ». Sa main balaye le plateau, le coup était gagnant, la partie est terminée. « <text:span text:style-name="T13">M</text:span>es largesses en ont fait des dignitaires qui ne dépendent plus uniquement de mon bon vouloir, » ses minces lèvres s’écartent en un sourire carnassier, « tu as déjà montré un certain talent, mais tu n’es encore rien sans moi, et mon ire causerait ta ruine ». La lumière irréelle semble baisser d’un ton, son regard ne vous quitte plus, « je te possède encore ».</text:p>
      <text:p text:style-name="P6">« <text:span text:style-name="T12">Oui, » lâchez-vous d’une voix rauque, « oui, seigneur ».</text:span></text:p>
      <text:p text:style-name="P8">Son regard vous quitte, il se lève et frappe dans ses mains, « partage ma collation, » vous le suivez <text:s/><text:span text:style-name="T15">dans le triklinion adjacent à son tablinum. </text:span><text:span text:style-name="T16">La pièce est petite et couverte de tentures d’ocres profonds, elle est éclairée par les braseros et les esclaves s’y affairent pour préparer la collation nocturne du maître et de ses invités, car, en plus de vous, un homme est étendu sur l’un des trois klinés duveteux recouverts de soie rouge disposés autour de la table centrale. Le Terasoctonos le désigne d’un geste, « voici Jonas Argyros, un amicus que je partage avec certaines personnalités bien renseignées du grand palais ». </text:span></text:p>
      <text:p text:style-name="P25"><text:soft-page-break/>L’homme, son visage rond orné d’une barbe bouclée, sourit, « j’ai en effet parfois l’impression que mon seul talent est de m’inviter à dîner chez les bonnes personnes plusieurs fois par nuit ! ».</text:p>
      <text:p text:style-name="P9">Flavius Antazénos s’allonge sur un kliné face à Argyros et vous fait signe de prendre place contre lui. Il s’agit là d’un très grand honneur : un hôte ne se fait accompagner sur sa couche de repas que par une personne à laquelle il souhaite témoigner publiquement sa confiance. Avec un frisson de fierté, vous vous installez, sentant le corps du plus prestigieux potentat d’Euphoria contre le votre.</text:p>
      <text:p text:style-name="P9">« Parmi ceux qui me servent, peu comprennent leur véritable place, » annonce-t-il à Argyros, « mais j’ai là quelqu’un qui a compris sa place et se montrera fiable dans notre importante entreprise ». <text:span text:style-name="T17">L’autre homme vous toise tandis que les esclaves couvrent la table de calices de vin sucré, de fruits confis et de gâteaux de sésame et de miel avant d’y adjoindre un chaudron bouillonnant de garum, ce condiment de poisson fermenté dont raffolent les Ganéens. Du pain et de petits cubes de viandes diverses sont agencés dans des ciboires non loin. Les effluves de la riche nourriture se mêlent à la </text:span><text:span text:style-name="T18">tendresse</text:span><text:span text:style-name="T17"> de votre couche pour vous faire goûter un instant à la douceur de vivre de l’aristocratie.</text:span></text:p>
      <text:p text:style-name="P10">Argyros prend alors la parole, « nous avons appris au petit matin qui est responsable de l’enlèvement du grand prêtre de la nuit dernière ». Son visage semble éternellement éclairé d’un sourire confident, « enfin, disons que nous disposons d’éléments fort convergents ».</text:p>
      <text:p text:style-name="P10">« Un agent a rendu compte dès l’aube du lieu de détention, » l’interrompt Flavius Antazénos, « le corps <text:span text:style-name="T19">d’Alexandros Dézanès, le fils de Zénon, </text:span><text:span text:style-name="T20">y </text:span><text:span text:style-name="T19">a été retrouvé, » il hésite, « … en habits ornés de runes déjà observées sur un cénotaphe interdit, parmi les corps d’autres jeunes nobles, eux-mêmes ainsi parés ».</text:span></text:p>
      <text:p text:style-name="P11">Les pensées filent à toute vitesse en votre esprit. Un agent dès l’aube ? Seul le logothète du Drôme peut disposer d’informations aussi rapidement ! Qui est cet Argyros ? Le seigneur Antazénos est-il allié au logothète ? Argyros lui sert-il de liaison ? Quant à cette histoire de cénotaphes, ces lieux immondes où les dieux morts laissèrent autrefois une part de leur puissance, quel scandale si elle implique des aristocrates ! Et quel danger aussi : <text:span text:style-name="T21">car un dieu peut-il jamais mourir vraiment ?</text:span> <text:span text:style-name="T21">Les anciens dieux, vaincus par les hypostases, flottent dans le néant de la Fugue,</text:span> <text:span text:style-name="T21">la dimension des esprits et des concepts, certains sont au seuil de la conscience et, ivres de douleur et de démence après un si long temps de </text:span><text:span text:style-name="T22">proscription, sont appelés les castulum. </text:span><text:span text:style-name="T23">Leur adoration est sévèrement interdite par le Panthéon pourpre et seuls les pervers et les fous osent leur vouer un culte. De telles sectes cherchent à utiliser les cénotaphes pour contacter leurs abominables déités et obtenir de noirs pouvoirs en échange d’actes obscènes. Privées d’accès à un cénotaphe, elles ont alors recours à des rituels occultes pouvant impliquer des sacrifices humains, un grand prêtre du Panthéon pourpre étant une m</text:span><text:span text:style-name="T24">archandise</text:span><text:span text:style-name="T23"> de choix pour un tel commerce.</text:span></text:p>
      <text:p text:style-name="P12">Flavius Antazénos attrape un cube de viande, l’huile d’olive en dégoulinant rend ses doigts luisants, « inutile d’expliquer plus avant l’évident bénéfice pour l’Empire que représenterait le démantèlement d’un tel culte. » </text:p>
      <text:p text:style-name="P12">Il plonge alors le morceau dans le garum et le porte à sa bouche tandis qu’Argyros poursuit « il s’avère qu’un palais appartenant à un favori d’Alexandros Dézanès a été complètement abandonné par sa maisonnée dans la journée ». <text:span text:style-name="T25">Son sourire ne le quitte pas quand il boit une gorgée de vin. « Inutile d’être devin pour déduire que le lieu était probablement central à la secte et que, les dirigeants étant morts, les rats quittent le navire pour ne pas être </text:span><text:span text:style-name="T29">pris et </text:span><text:span text:style-name="T25">punis, » conclut-il.</text:span></text:p>
      <text:p text:style-name="P13">Vous mâchez doucement votre lentaculum pour vous donner le temps de réfléchir, le goût lourd du garum emplit votre bouche. Il est certain que ce n’est pas le seul soucis des intérêts de l’Empire qui anime le Terasoctonos : le scandale entourant le fils de son principal rival <text:span text:style-name="T26">ne peut qu’être au centre de son intérêt. Mais comment pourrait-il exploiter cette information bientôt publique ? Et quel rapport avec ce palais abandonné ?</text:span></text:p>
      <text:p text:style-name="P14">Le regard d’Argyros sur vous, vous déglutissez et, choisissant de tout risquer, vous hasardez « vous cherchez à identifier les membres de la secte toujours vivants ». Aucun de vos deux interlocuteurs ne réagit, mais toute l’attention de Flavius Antazénos est sur vous quand vous ajoutez « il s’agira <text:span text:style-name="T27">probablement</text:span> de <text:span text:style-name="T27">jeunes </text:span>nobles des familles alliées aux Dézanides, donc <text:span text:style-name="T27">des fils </text:span><text:soft-page-break/><text:span text:style-name="T27">de vo</text:span>s adversaires ». <text:span text:style-name="T28">En voyant leur sourire croître, vous comprenez avoir fait mouche, vous pouvez donc vous permettre un brin d’ingénuité. « </text:span><text:span text:style-name="T29">Je ne vois néanmoins pas comment ce palais déserté peut vous y aider ? », ajoutez-vous donc.</text:span></text:p>
      <text:p text:style-name="P15">Argyros s’esclaffe « mon cher Flavius, vous aviez raison, ce n’est pas là le pire de <text:span text:style-name="T30">vo</text:span>s éléments ! » puis, faisant un mouvement de sa coupe vers vous, « <text:span text:style-name="T30">la maisonnée fuit, qu’apprenons nous-donc ? ».</text:span></text:p>
      <text:p text:style-name="P15">« <text:span text:style-name="T31">Que… le palais renferme quelque chose de si compromettant que s’ils étaient pris sur les lieux ils seraient immédiatement châtiés ? »</text:span></text:p>
      <text:p text:style-name="P15">« <text:span text:style-name="T32">C’est très bien, c’est tout à fait cela, et il s’avère que je peux vous dire quoi. »</text:span></text:p>
      <text:p text:style-name="P16">Fronçant les sourcils devant si mystérieuses façons, vous vous redressez sur le kliné. « Qui êtes-vous exactement ? » finissez-vous par demander.</text:p>
      <text:p text:style-name="P16">Argyros hausse les sourcils, « votre maître vous l’a déjà dit, je suis juste un amicus commun à de nombreuses personnes, » se moque-t-il, « et un amateur de bonnes tablées ! »</text:p>
      <text:p text:style-name="P16">« Venez-en au fait, <text:span text:style-name="T33">parlez-lui du compact, » dit Flavius Antazénos, sur un ton cassant.</text:span></text:p>
      <text:p text:style-name="P16">« <text:span text:style-name="T33">Très bien, sachez donc que les cultes impies mettent généralement en place une sorte de rituel permanent, liant les adeptes les uns aux autres, » </text:span><text:span text:style-name="T34">poursuit Argyros, « un tel rituel est nommé compact, il prend souvent la forme d’un objet sur lequel les noms de tous les participants sont tracés avant que les runes idoines ne soient apposées. »</text:span></text:p>
      <text:p text:style-name="P17">Le Terasoctonos se lève alors et, pointant son bras vers la fenêtre, désignant la cité endormie, il déclame sur un ton de commandement « rends toi au plus vite au palais Doros et trouves-y le compact d’Alexandros Dézanès. Rapporte le moi et je ferai ta gloire, agis avec célérité, avant que d’autres n’apprennent ce que nous savons et n’agissent à leur tour. »</text:p>
      <text:p text:style-name="P17"/>
      <text:p text:style-name="P17">« <text:span text:style-name="T35">Tous les favoris, serviteurs et esclaves ont fui, il ne devrait donc pas y avoir la moindre opposition. Mais qui sait quels pièges ou monstruosités la secte a bien pu mettre en place grâce aux dons de leur castulum ? Fais preuve de prudence. Un client brave mais mort m’est bien inutile. »</text:span></text:p>
      <text:p text:style-name="P18">Vous effectuez un bref mouvement de tête, <text:span text:style-name="T36">ajoutant simplement « il en sera fait selon vos ordres ». Vous quittez alors le triklinion, retrouvant le chambrier qui vous ramène à l’atrium, vous quittez alors promptement le palais des Antazènes. Vous n’avez pas le temps de rentrer chez vous pour y quérir le moindre équipement complémentaire, vous ferez donc avec ce que vous portez déjà sur vous. Serrant votre manteau, vous traversez de nouveau l’augustaion endormie.</text:span></text:p>
      <text:p text:style-name="P18"/>
      <text:p text:style-name="P19">5</text:p>
      <text:p text:style-name="P19">Lieu : entrée du palais Doros.</text:p>
      <text:p text:style-name="P19">Le palais Doros se trouve dans un quartier aristocratique excentré. Pour y parvenir, vous évitez la voie d’or, préférant emprunter les petites rues des quartiers populaires, où l’on ne vous signalera pas. Vous ajustez votre manteau pour cacher vos atours bien plus précieux que les haillons de la populace et allongez le pas. <text:span text:style-name="T37">Vous finissez par arriver en vue du palais, qui est assez modeste en comparaison des merveilles antiques de l’Augustaion. Son portique de façade étant séparé de la rue par une cour dont la porte est encadrée de deux lions sculptés.</text:span></text:p>
      <text:p text:style-name="P21">Vous traversez la cour et atteignez le portique ; passant la colonnade, vous constatez que l’huis est resté ouvert, personne n’ayant pris la peine de le refermer dans la précipitation du départ. L’allure du vestibule confirme vos informations : <text:span text:style-name="T38">toute la maisonnée est partie précipitamment, prenant la peine de piller les petits objets précieux mais laissant sur place tout ce qui ne pouvait être porté par un seul homme. </text:span><text:span text:style-name="T39">La situation doit être bien fraîche pour qu’aucun groupe de malandrins ne soit encore venu se servir, or ce genre de bruit court vite. </text:span><text:span text:style-name="T40">Ceci donne un aspect irréel au palais : déserté et vulnérable au vu et au su de tous, le reste de la cité continuant à vivre en l’ignorant.</text:span></text:p>
      <text:p text:style-name="P22">Vous gagnez l’atrium et remerciez le Panthéon pour le cadeau que vous ont fait les esclaves par leur hâte : un <text:span text:style-name="T41">pan de mur est à demi pivoté, révélant sa nature de porte secrète. </text:span><text:span text:style-name="T42">Si il existe un temple impie clandestin dans ce palais, il sera probablement au bout de ce passage. Vous vous engagez donc dans ce qui se révèle être un escalier </text:span><text:span text:style-name="T43">de granit</text:span><text:span text:style-name="T42"> s’enfonçant dans les profondeurs.</text:span></text:p>
      <text:p text:style-name="P23"><text:soft-page-break/>Avant de vous emmener au bout, je me permets de vous demander un jet de perception avec un ND de 10, souvenez-vous qu’il s’agit d’un jet de trait pur effectué avec mental.</text:p>
      <text:p text:style-name="P23">Si vous échouez, rendez-vous au 6.</text:p>
      <text:p text:style-name="P23">Si vous réussissez, rendez-vous au 7.</text:p>
      <text:p text:style-name="P23"/>
      <text:p text:style-name="P23">6</text:p>
      <text:p text:style-name="P20">Lieu : e<text:span text:style-name="T45">scalier.</text:span></text:p>
      <text:p text:style-name="P23">Alors que vous descendez les marches, votre pas se porte sur une étrange plaque que vous n’aviez pas aperçue au préalable.</text:p>
      <text:p text:style-name="P23">Cela ne me semble pas être une bonne nouvelle, rendez-vous au 9 pour le découvrir.</text:p>
      <text:p text:style-name="P23"/>
      <text:p text:style-name="P23">7</text:p>
      <text:p text:style-name="P20">Lieu : e<text:span text:style-name="T45">scalier.</text:span></text:p>
      <text:p text:style-name="P23">Alors que vous descendez les marches, votre regard se porte sur une plaque ne semblant pas être <text:span text:style-name="T44">faite de la </text:span>même <text:span text:style-name="T44">pierre</text:span> que les autres marches.</text:p>
      <text:p text:style-name="P24">Si vous choisissez de donner un bon coup de pied sur cette plaque pour découvrir ce qui pourrait se trouver en-dessous, rendez-vous au 9.</text:p>
      <text:p text:style-name="P24">Si vous décidez de simplement l’enjamber, rendez-vous au 17.</text:p>
      <text:p text:style-name="P24"/>
      <text:p text:style-name="P24">9</text:p>
      <text:p text:style-name="P20">Lieu : e<text:span text:style-name="T45">scalier.</text:span></text:p>
      <text:p text:style-name="P24">La plaque se brise d’un craquement sec accompagné du son de verre brisé. À votre horreur, un gaz douceâtre s’échappe de la fiole qui se trouvait sous la plaque et vos yeux et poumons commencent à vous brûler.</text:p>
      <text:p text:style-name="P24">Vous subissez 5 points de dégâts, effectuez votre jet d’absorption. À ce stade, même si cela peut faire mal, vous n’en mourrez pas. Rendez-vous au 17 à l’issue.</text:p>
      <text:p text:style-name="P24"/>
      <text:p text:style-name="P26"/>
      <text:p text:style-name="P26"/>
      <text:p text:style-name="P27">Ajouts :</text:p>
      <text:p text:style-name="P27">Les rues les plus indigentes sont couvertes d’une épaisse couche de crasse dans laquelle se mêlent boue, déjections humaines et animales et ordures. Il y règne une odeur insoutenable qui permet d’identifier aisément ceux qui y vivent, mais a aussi l’avantage d’en éloigner les indésirables.</text:p>
      <text:p text:style-name="P27">Gagnant </text:p>
      <text:p text:style-name="P27"/>
      <text:p text:style-name="P27"/>
      <text:p text:style-name="P28">17</text:p>
      <text:p text:style-name="P28">Lieu : palier.</text:p>
      <text:p text:style-name="P28">Vous vous trouvez sur ce qui est un palier souterrain, <text:span text:style-name="T46">éclairé par de hauts chandeliers de fer forgé</text:span>. Au sud se trouve la porte au bas de l’escalier secret menant à l’atrium du palais Doros, au nord se trouve une porte en délicate marqueterie, à l’est une robuste porte de fer et à l’ouest une porte en lourd bois massif.</text:p>
      <text:p text:style-name="P30">Les murs sont couverts de draperies sur lesquelles des runes sont délicatement brodées. Vous devez réprimer un frisson de dégoût en les observant : elles semblent souffrir et se tordre sur le textile, comme si la réalité elle-même les refusait. Leur aspect est si contre-nature que leur simple vue vous rend malade. Pourtant, plus dérangeante encore est l’étrange fontaine en argent ouvragé au centre de la pièce : il n’y coule aucune eau, mais, en observant attentivement sa margelle, vous découvrez que celle-ci, bien que correctement nettoyée, est marquée de traces de sang séché. Les sculptures ciselées qui ornent <text:span text:style-name="T47">la fontaine</text:span> présentent des traits monstrueux et leurs mains sont constituées de fines lames tranchantes comme des rasoirs sur lesquelles vous discernez, là encore, <text:span text:style-name="T47">de petits points carmins. À </text:span><text:span text:style-name="T48">quel rituel blasphématoire ont bien pu présider ces démons d’argent ?</text:span></text:p>
      <text:p text:style-name="P31">L’heure est venue de choisir vers quelle porte vous porteront vos pas, à l’exception de celle menant à l’escalier bien entendu, que vous n’emprunterez qu’une fois votre quête finie. À <text:span text:style-name="T49">ce titre </text:span><text:soft-page-break/><text:span text:style-name="T49">laissez moi vous préciser un élément important : dans les pièces où vous vous rendrez à partir de maintenant, il vous sera parfois donné l’option de fouiller un élément. Lorsque ce sera le cas, rappelez-vous que vous ne pouvez fouiller quelque-chose qu’une seule fois : ignorez scrupuleusement les futures propositions de fouiller conduisant à un paragraphe déjà lu.</text:span></text:p>
      <text:p text:style-name="P32">Vers quelle porte vous dirigez-vous donc désormais ?</text:p>
      <text:p text:style-name="P32">La délicate porte de marqueterie au nord, rendez-vous alors au 27.</text:p>
      <text:p text:style-name="P32">La robuste porte de fer à l’est, rendez-vous alors au 19.</text:p>
      <text:p text:style-name="P32">La lourde porte de bois massif à l’ouest, rendez-vous alors au 33.</text:p>
      <text:p text:style-name="P28"/>
      <text:p text:style-name="P28"/>
      <text:p text:style-name="P29">D’épaisses tapisseries sont tendues au mur, elles représentent des assemblées de figures voilées vénérant une entité au corps immense percé de stigmates par lesquels <text:span text:style-name="T46">s’écoulent des flots de sang.</text:span></text:p>
      <text:p text:style-name="P29"/>
      <text:p text:style-name="P29"><text:span text:style-name="T49">13</text:span></text:p>
      <text:p text:style-name="P29"><text:span text:style-name="T49">Lieu : sphère de la mort.</text:span></text:p>
      <text:p text:style-name="P29"><text:span text:style-name="T49">Tout semble se griser autour de vous. Tentant de retrouver vos repères, vous paniquez lorsque vous réalisez que vous ne parvenez même pas à vous rappeler ce que vous étiez en train de faire. Votre désorientation est complète, c’est comme si vous vous retrouviez dans un monde d’ombres et qu’une partie de votre être s’écoulait de votre âme.</text:span></text:p>
      <text:p text:style-name="P32">Vous ressentez un souffle froid sur votre nuque, vous retourn<text:span text:style-name="T50">ant, vous </text:span>apercevez un portail coloré s’ouvrir sur ce paysage d’ombres grises. Vous reconnaissez instantanément la figure qui en émerge et comprenez votre sort. <text:span text:style-name="T50">L’homme est comme assemblé de deux moitiés différentes, une première aux traits aristocratique et au corps svelte vêtu d’une robe de soie, l’autre masquée et au corps difforme recouvert d’un cuir épais. Il s’agit de Naaresh, dieu de la mort, à l’image de sa charge : passeur entre les deux mondes. Sa moitié difforme tient son sceptre et le tend vers le portail tandis que son autre moitié pose sa douce main sur votre front. Toute votre angoisse disparaît alors, ce n’est pas une consolation mais une acceptation résignée de votre trépas. Le morne dieu gris ne peut vous rendre la joie de la vie, mais il peut vous apaiser de votre tourment de la mort.</text:span></text:p>
      <text:p text:style-name="P33">Prenant sa main, vous le suivez et traversez le portail vers la sphère de la mort. Vous ne reviendrez jamais dans le monde des vivants, mais grâce à Naaresh, vous ne vous en souciez déjà plus.</text:p>
      <text:p text:style-name="P33">Misère, voilà qui n’est pas la fin que j’espérais pour vous. Pourquoi ne pas recommencer cette aventure, peut-être en changeant de personnage ou en effectuant des choix différents ? Personne ne dit que vous devez oublier ce que vous avez appris au cours de cette tentative : peut-être les oracles du Panthéon pourpre auront-ils soufflé à votre prochaine incarnation quelques conseils pour lui éviter ce type de rencontre avec le dieu désespéré : car elles sont toujours fina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1"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32:56.595189138</meta:creation-date>
    <dc:date>2022-02-07T11:32:24.731054550</dc:date>
    <meta:editing-duration>P1DT18H9M27S</meta:editing-duration>
    <meta:editing-cycles>71</meta:editing-cycles>
    <meta:generator>LibreOffice/7.2.5.2.0$Linux_X86_64 LibreOffice_project/20$Build-2</meta:generator>
    <meta:document-statistic meta:table-count="0" meta:image-count="0" meta:object-count="0" meta:page-count="5" meta:paragraph-count="72" meta:word-count="3224" meta:character-count="18856" meta:non-whitespace-character-count="15699"/>
  </office:meta>
</office:document-meta>
</file>